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FC8957D2C8FE9C7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272in" svg:y="4.8028in" svg:width="6.9252in" svg:height="3.8953in" draw:z-index="0"><draw:image xlink:href="Pictures/100000010000078000000438FC8957D2C8FE9C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6T12:32:00.408000000</dc:date>
    <meta:editing-duration>PT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3.2$Windows_X86_64 LibreOffice_project/d1d0ea68f081ee2800a922cac8f79445e4603348</meta:generator>
  </office:meta>
</office:document-meta>
</file>